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938cm"/>
    </style:style>
    <style:style style:name="gr3" style:family="graphic" style:parent-style-name="standard">
      <style:graphic-properties draw:stroke="none" svg:stroke-color="#000000" draw:fill="none" draw:fill-color="#ffffff" fo:min-height="0.157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396cm" fo:min-width="7.63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294cm"/>
    </style:style>
    <style:style style:name="gr6" style:family="graphic" style:parent-style-name="standard">
      <style:graphic-properties draw:stroke="none" svg:stroke-color="#000000" draw:fill="none" draw:fill-color="#ffffff" fo:min-height="1.0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.803cm" svg:y1="2.126cm" svg:x2="4.772cm" svg:y2="10.522cm">
          <text:p/>
        </draw:line>
        <draw:line draw:style-name="gr1" draw:text-style-name="P1" draw:layer="layout" svg:x1="14.714cm" svg:y1="9.076cm" svg:x2="1.783cm" svg:y2="9.228cm">
          <text:p/>
        </draw:line>
        <draw:line draw:style-name="gr1" draw:text-style-name="P1" draw:layer="layout" svg:x1="9.541cm" svg:y1="6.809cm" svg:x2="3.61cm" svg:y2="9.849cm">
          <text:p/>
        </draw:line>
        <draw:frame draw:style-name="gr2" draw:text-style-name="P2" draw:layer="layout" svg:width="2.34cm" svg:height="1.188cm" svg:x="14.713cm" svg:y="8.643cm">
          <draw:text-box>
            <text:p>所属</text:p>
          </draw:text-box>
        </draw:frame>
        <draw:frame draw:style-name="gr2" draw:text-style-name="P2" draw:layer="layout" svg:width="2.34cm" svg:height="1.188cm" svg:x="3.785cm" svg:y="1.285cm">
          <draw:text-box>
            <text:p>名前</text:p>
          </draw:text-box>
        </draw:frame>
        <draw:frame draw:style-name="gr3" draw:text-style-name="P2" draw:layer="layout" svg:width="2.412cm" svg:height="0.886cm" svg:x="2.07cm" svg:y="9.706cm">
          <draw:text-box>
            <text:p>艦種</text:p>
          </draw:text-box>
        </draw:frame>
        <draw:custom-shape draw:style-name="gr4" draw:text-style-name="P1" draw:layer="layout" svg:width="8.21cm" svg:height="5.726cm" draw:transform="skewX (0.0204203522483337) translate (7.971cm 2.0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34cm" svg:height="0.674cm" svg:x="6.055cm" svg:y="7.139cm">
          <draw:text-box>
            <text:p text:style-name="P3"><text:span text:style-name="T1">駆逐艦</text:span></text:p>
          </draw:text-box>
        </draw:frame>
        <draw:frame draw:style-name="gr6" draw:text-style-name="P4" draw:layer="layout" svg:width="6.286cm" svg:height="1.303cm" svg:x="8.399cm" svg:y="3.471cm">
          <draw:text-box>
            <text:p text:style-name="P3"><text:span text:style-name="T1">艦種が駆逐艦である座標の</text:span></text:p>
            <text:p text:style-name="P3"><text:span text:style-name="T1">名前と所属の平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2:14:40.770000000</meta:creation-date>
    <dc:date>2019-04-11T02:35:49.626000000</dc:date>
    <meta:editing-duration>PT10M58S</meta:editing-duration>
    <meta:editing-cycles>2</meta:editing-cycles>
    <meta:generator>LibreOffice/5.4.4.2$Windows_X86_64 LibreOffice_project/2524958677847fb3bb44820e40380acbe820f960</meta:generator>
    <meta:document-statistic meta:object-count="9"/>
  </office:meta>
</office:document-meta>
</file>